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5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9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16" style:family="table-cell" style:parent-style-name="Default">
      <style:table-cell-properties style:diagonal-bl-tr="none" style:diagonal-tl-br="none" fo:border="0.002cm solid #000000" style:rotation-align="none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115"/>
    <style:style style:name="ce23" style:family="table-cell" style:parent-style-name="Default" style:data-style-name="N115">
      <style:table-cell-properties fo:border-bottom="0.002cm solid #000000" style:diagonal-bl-tr="none" style:diagonal-tl-br="none" fo:border-left="none" fo:border-right="none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15">
      <style:table-cell-properties style:diagonal-bl-tr="none" style:diagonal-tl-br="none" fo:background-color="transparent" fo:border="0.002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26" style:family="table-cell" style:parent-style-name="Default" style:data-style-name="N115">
      <style:table-cell-properties style:diagonal-bl-tr="none" style:diagonal-tl-br="none" fo:border="0.002cm solid #000000" style:rotation-align="none"/>
    </style:style>
    <style:style style:name="ce27" style:family="table-cell" style:parent-style-name="Default" style:data-style-name="N115">
      <style:table-cell-properties fo:border="0.002cm solid #000000"/>
    </style:style>
    <style:style style:name="ce28" style:family="table-cell" style:parent-style-name="Default" style:data-style-name="N115">
      <style:table-cell-properties fo:background-color="transparent" fo:border="0.002cm solid #000000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</style:style>
    <style:style style:name="ce30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5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32" style:family="table-cell" style:parent-style-name="Default" style:data-style-name="N115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2">
      <style:text-properties fo:color="#0000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5">
      <style:table-cell-properties style:diagonal-bl-tr="none" style:diagonal-tl-br="none" fo:border="0.002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ext-properties fo:color="#0000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2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ext-properties fo:color="#0000ff"/>
    </style:style>
    <style:style style:name="ce39" style:family="table-cell" style:parent-style-name="Default" style:data-style-name="N116">
      <style:text-properties fo:color="#0000ff"/>
    </style:style>
    <style:style style:name="ce40" style:family="table-cell" style:parent-style-name="Default" style:data-style-name="N2">
      <style:text-properties fo:color="#0000ff"/>
    </style:style>
    <style:style style:name="ce41" style:family="table-cell" style:parent-style-name="Default" style:data-style-name="N116"/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22.7dC ambien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Port 6.0</text:p>
          </table:table-cell>
          <table:table-cell table:style-name="ce9"/>
          <table:table-cell table:style-name="ce11" table:number-columns-repeated="3"/>
          <table:table-cell table:style-name="ce29"/>
          <table:table-cell table:number-columns-repeated="6"/>
        </table:table-row>
        <table:table-row table:style-name="ro1">
          <table:table-cell table:style-name="ce2"/>
          <table:table-cell table:style-name="ce10" office:value-type="string">
            <text:p>vin</text:p>
          </table:table-cell>
          <table:table-cell table:style-name="ce10" office:value-type="string">
            <text:p>vsense</text:p>
          </table:table-cell>
          <table:table-cell table:style-name="ce10" office:value-type="string">
            <text:p>adc</text:p>
          </table:table-cell>
          <table:table-cell table:style-name="ce10" office:value-type="string">
            <text:p>vref</text:p>
          </table:table-cell>
          <table:table-cell table:style-name="ce30" office:value-type="string">
            <text:p>(vin/vsense)*100/1023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5.013">
            <text:p>5.013</text:p>
          </table:table-cell>
          <table:table-cell office:value-type="float" office:value="0.691">
            <text:p>0.691</text:p>
          </table:table-cell>
          <table:table-cell office:value-type="float" office:value="294">
            <text:p>294</text:p>
          </table:table-cell>
          <table:table-cell table:style-name="ce22" table:formula="of:=[.C6]*1023/[.D6]" office:value-type="float" office:value="2.40439795918367">
            <text:p>2.4044</text:p>
          </table:table-cell>
          <table:table-cell table:style-name="ce31" table:formula="of:=(100/1023)*([.B6]/[.C6])" office:value-type="float" office:value="0.709159660655856">
            <text:p>0.7092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6.06">
            <text:p>6.06</text:p>
          </table:table-cell>
          <table:table-cell office:value-type="float" office:value="0.8372">
            <text:p>0.8372</text:p>
          </table:table-cell>
          <table:table-cell office:value-type="float" office:value="351">
            <text:p>351</text:p>
          </table:table-cell>
          <table:table-cell table:style-name="ce22" table:formula="of:=[.C7]*1023/[.D7]" office:value-type="float" office:value="2.44004444444444">
            <text:p>2.4400</text:p>
          </table:table-cell>
          <table:table-cell table:style-name="ce31" table:formula="of:=(100/1023)*([.B7]/[.C7])" office:value-type="float" office:value="0.707567327483176">
            <text:p>0.7076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7.015">
            <text:p>7.015</text:p>
          </table:table-cell>
          <table:table-cell office:value-type="float" office:value="0.9676">
            <text:p>0.9676</text:p>
          </table:table-cell>
          <table:table-cell office:value-type="float" office:value="407">
            <text:p>407</text:p>
          </table:table-cell>
          <table:table-cell table:style-name="ce22" table:formula="of:=[.C8]*1023/[.D8]" office:value-type="float" office:value="2.43207567567568">
            <text:p>2.4321</text:p>
          </table:table-cell>
          <table:table-cell table:style-name="ce31" table:formula="of:=(100/1023)*([.B8]/[.C8])" office:value-type="float" office:value="0.708689799756489">
            <text:p>0.7087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8.03">
            <text:p>8.03</text:p>
          </table:table-cell>
          <table:table-cell office:value-type="float" office:value="1.108">
            <text:p>1.108</text:p>
          </table:table-cell>
          <table:table-cell office:value-type="float" office:value="466">
            <text:p>466</text:p>
          </table:table-cell>
          <table:table-cell table:style-name="ce22" table:formula="of:=[.C9]*1023/[.D9]" office:value-type="float" office:value="2.43236909871245">
            <text:p>2.4324</text:p>
          </table:table-cell>
          <table:table-cell table:style-name="ce31" table:formula="of:=(100/1023)*([.B9]/[.C9])" office:value-type="float" office:value="0.70843523155157">
            <text:p>0.7084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9.016">
            <text:p>9.016</text:p>
          </table:table-cell>
          <table:table-cell office:value-type="float" office:value="1.2439">
            <text:p>1.2439</text:p>
          </table:table-cell>
          <table:table-cell office:value-type="float" office:value="522">
            <text:p>522</text:p>
          </table:table-cell>
          <table:table-cell table:style-name="ce22" table:formula="of:=[.C10]*1023/[.D10]" office:value-type="float" office:value="2.43775804597701">
            <text:p>2.4378</text:p>
          </table:table-cell>
          <table:table-cell table:style-name="ce31" table:formula="of:=(100/1023)*([.B10]/[.C10])" office:value-type="float" office:value="0.708521121685752">
            <text:p>0.7085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0.025">
            <text:p>10.025</text:p>
          </table:table-cell>
          <table:table-cell office:value-type="float" office:value="1.3833">
            <text:p>1.3833</text:p>
          </table:table-cell>
          <table:table-cell office:value-type="float" office:value="580">
            <text:p>580</text:p>
          </table:table-cell>
          <table:table-cell table:style-name="ce22" table:formula="of:=[.C11]*1023/[.D11]" office:value-type="float" office:value="2.439855">
            <text:p>2.4399</text:p>
          </table:table-cell>
          <table:table-cell table:style-name="ce31" table:formula="of:=(100/1023)*([.B11]/[.C11])" office:value-type="float" office:value="0.708422539807517">
            <text:p>0.7084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1.03">
            <text:p>11.03</text:p>
          </table:table-cell>
          <table:table-cell office:value-type="float" office:value="1.5228">
            <text:p>1.5228</text:p>
          </table:table-cell>
          <table:table-cell office:value-type="float" office:value="639">
            <text:p>639</text:p>
          </table:table-cell>
          <table:table-cell table:style-name="ce22" table:formula="of:=[.C12]*1023/[.D12]" office:value-type="float" office:value="2.43790985915493">
            <text:p>2.4379</text:p>
          </table:table-cell>
          <table:table-cell table:style-name="ce31" table:formula="of:=(100/1023)*([.B12]/[.C12])" office:value-type="float" office:value="0.708038723748325">
            <text:p>0.7080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2.001">
            <text:p>12.001</text:p>
          </table:table-cell>
          <table:table-cell office:value-type="float" office:value="1.656">
            <text:p>1.656</text:p>
          </table:table-cell>
          <table:table-cell office:value-type="float" office:value="695">
            <text:p>695</text:p>
          </table:table-cell>
          <table:table-cell table:style-name="ce22" table:formula="of:=[.C13]*1023/[.D13]" office:value-type="float" office:value="2.43753669064748">
            <text:p>2.4375</text:p>
          </table:table-cell>
          <table:table-cell table:style-name="ce31" table:formula="of:=(100/1023)*([.B13]/[.C13])" office:value-type="float" office:value="0.708404758194379">
            <text:p>0.7084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3.04">
            <text:p>13.04</text:p>
          </table:table-cell>
          <table:table-cell office:value-type="float" office:value="1.8">
            <text:p>1.8</text:p>
          </table:table-cell>
          <table:table-cell office:value-type="float" office:value="755">
            <text:p>755</text:p>
          </table:table-cell>
          <table:table-cell table:style-name="ce22" table:formula="of:=[.C14]*1023/[.D14]" office:value-type="float" office:value="2.43894039735099">
            <text:p>2.4389</text:p>
          </table:table-cell>
          <table:table-cell table:style-name="ce31" table:formula="of:=(100/1023)*([.B14]/[.C14])" office:value-type="float" office:value="0.708156837189095">
            <text:p>0.7082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4.07">
            <text:p>14.07</text:p>
          </table:table-cell>
          <table:table-cell office:value-type="float" office:value="1.9432">
            <text:p>1.9432</text:p>
          </table:table-cell>
          <table:table-cell office:value-type="float" office:value="816">
            <text:p>816</text:p>
          </table:table-cell>
          <table:table-cell table:style-name="ce22" table:formula="of:=[.C15]*1023/[.D15]" office:value-type="float" office:value="2.43614411764706">
            <text:p>2.4361</text:p>
          </table:table-cell>
          <table:table-cell table:style-name="ce31" table:formula="of:=(100/1023)*([.B15]/[.C15])" office:value-type="float" office:value="0.707784360289706">
            <text:p>0.7078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5.02">
            <text:p>15.02</text:p>
          </table:table-cell>
          <table:table-cell office:value-type="float" office:value="2.073">
            <text:p>2.073</text:p>
          </table:table-cell>
          <table:table-cell office:value-type="float" office:value="870">
            <text:p>870</text:p>
          </table:table-cell>
          <table:table-cell table:style-name="ce22" table:formula="of:=[.C16]*1023/[.D16]" office:value-type="float" office:value="2.43756206896552">
            <text:p>2.4376</text:p>
          </table:table-cell>
          <table:table-cell table:style-name="ce31" table:formula="of:=(100/1023)*([.B16]/[.C16])" office:value-type="float" office:value="0.708263721194957">
            <text:p>0.7083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6.08">
            <text:p>16.08</text:p>
          </table:table-cell>
          <table:table-cell office:value-type="float" office:value="2.22">
            <text:p>2.22</text:p>
          </table:table-cell>
          <table:table-cell office:value-type="float" office:value="932">
            <text:p>932</text:p>
          </table:table-cell>
          <table:table-cell table:style-name="ce22" table:formula="of:=[.C17]*1023/[.D17]" office:value-type="float" office:value="2.43675965665236">
            <text:p>2.4368</text:p>
          </table:table-cell>
          <table:table-cell table:style-name="ce31" table:formula="of:=(100/1023)*([.B17]/[.C17])" office:value-type="float" office:value="0.708039417716837">
            <text:p>0.708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mean values</text:p>
          </table:table-cell>
          <table:table-cell table:style-name="ce11" table:number-columns-repeated="3"/>
          <table:table-cell table:style-name="ce23" table:formula="of:=SUM([.E6:.E17])/12" office:value-type="float" office:value="2.43427941786763">
            <text:p>2.4343</text:p>
          </table:table-cell>
          <table:table-cell table:style-name="ce32" table:formula="of:=SUM([.F6:.F17])/12" office:value-type="float" office:value="0.708290291606138">
            <text:p>0.708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7" office:value-type="string">
            <text:p>VREF_2_5_6_0</text:p>
          </table:table-cell>
          <table:table-cell table:style-name="ce24" table:formula="of:=[.E18]" office:value-type="float" office:value="2.43427941786763">
            <text:p>2.434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7" office:value-type="string">
            <text:p>DIV_BAT</text:p>
          </table:table-cell>
          <table:table-cell table:style-name="ce24" table:formula="of:=[.F18]" office:value-type="float" office:value="0.708290291606138">
            <text:p>0.7083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Port 6.1</text:p>
          </table:table-cell>
          <table:table-cell table:style-name="ce9"/>
          <table:table-cell table:style-name="ce11" table:number-columns-repeated="3"/>
          <table:table-cell table:style-name="ce29"/>
          <table:table-cell table:number-columns-repeated="6"/>
        </table:table-row>
        <table:table-row table:style-name="ro1">
          <table:table-cell table:style-name="ce2"/>
          <table:table-cell table:style-name="ce10" office:value-type="string">
            <text:p>vin</text:p>
          </table:table-cell>
          <table:table-cell table:style-name="ce10" office:value-type="string">
            <text:p>vsense</text:p>
          </table:table-cell>
          <table:table-cell table:style-name="ce10" office:value-type="string">
            <text:p>adc</text:p>
          </table:table-cell>
          <table:table-cell table:style-name="ce10" office:value-type="string">
            <text:p>vref</text:p>
          </table:table-cell>
          <table:table-cell table:style-name="ce30" office:value-type="string">
            <text:p>(vin/vsense)*100/1023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6]" office:value-type="float" office:value="5.013">
            <text:p>5.013</text:p>
          </table:table-cell>
          <table:table-cell office:value-type="float" office:value="0.4884">
            <text:p>0.4884</text:p>
          </table:table-cell>
          <table:table-cell office:value-type="float" office:value="206">
            <text:p>206</text:p>
          </table:table-cell>
          <table:table-cell table:style-name="ce22" table:formula="of:=[.C26]*1023/[.D26]" office:value-type="float" office:value="2.42540388349515">
            <text:p>2.4254</text:p>
          </table:table-cell>
          <table:table-cell table:style-name="ce31" table:formula="of:=(100/1023)*([.B26]/[.C26])" office:value-type="float" office:value="1.00333604732432">
            <text:p>1.0033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7]" office:value-type="float" office:value="6.06">
            <text:p>6.06</text:p>
          </table:table-cell>
          <table:table-cell office:value-type="float" office:value="0.5902">
            <text:p>0.5902</text:p>
          </table:table-cell>
          <table:table-cell office:value-type="float" office:value="246">
            <text:p>246</text:p>
          </table:table-cell>
          <table:table-cell table:style-name="ce22" table:formula="of:=[.C27]*1023/[.D27]" office:value-type="float" office:value="2.45436829268293">
            <text:p>2.4544</text:p>
          </table:table-cell>
          <table:table-cell table:style-name="ce31" table:formula="of:=(100/1023)*([.B27]/[.C27])" office:value-type="float" office:value="1.00368581255323">
            <text:p>1.0037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8]" office:value-type="float" office:value="7.015">
            <text:p>7.015</text:p>
          </table:table-cell>
          <table:table-cell office:value-type="float" office:value="0.6826">
            <text:p>0.6826</text:p>
          </table:table-cell>
          <table:table-cell office:value-type="float" office:value="285">
            <text:p>285</text:p>
          </table:table-cell>
          <table:table-cell table:style-name="ce22" table:formula="of:=[.C28]*1023/[.D28]" office:value-type="float" office:value="2.45017473684211">
            <text:p>2.4502</text:p>
          </table:table-cell>
          <table:table-cell table:style-name="ce31" table:formula="of:=(100/1023)*([.B28]/[.C28])" office:value-type="float" office:value="1.00458284536241">
            <text:p>1.0046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9]" office:value-type="float" office:value="8.03">
            <text:p>8.03</text:p>
          </table:table-cell>
          <table:table-cell office:value-type="float" office:value="0.7817">
            <text:p>0.7817</text:p>
          </table:table-cell>
          <table:table-cell office:value-type="float" office:value="326">
            <text:p>326</text:p>
          </table:table-cell>
          <table:table-cell table:style-name="ce22" table:formula="of:=[.C29]*1023/[.D29]" office:value-type="float" office:value="2.45300337423313">
            <text:p>2.4530</text:p>
          </table:table-cell>
          <table:table-cell table:style-name="ce31" table:formula="of:=(100/1023)*([.B29]/[.C29])" office:value-type="float" office:value="1.0041527907882">
            <text:p>1.004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0]" office:value-type="float" office:value="9.016">
            <text:p>9.016</text:p>
          </table:table-cell>
          <table:table-cell office:value-type="float" office:value="0.8775">
            <text:p>0.8775</text:p>
          </table:table-cell>
          <table:table-cell office:value-type="float" office:value="365">
            <text:p>365</text:p>
          </table:table-cell>
          <table:table-cell table:style-name="ce22" table:formula="of:=[.C30]*1023/[.D30]" office:value-type="float" office:value="2.45940410958904">
            <text:p>2.4594</text:p>
          </table:table-cell>
          <table:table-cell table:style-name="ce31" table:formula="of:=(100/1023)*([.B30]/[.C30])" office:value-type="float" office:value="1.0043640151167">
            <text:p>1.0044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1]" office:value-type="float" office:value="10.025">
            <text:p>10.025</text:p>
          </table:table-cell>
          <table:table-cell office:value-type="float" office:value="0.9758">
            <text:p>0.9758</text:p>
          </table:table-cell>
          <table:table-cell office:value-type="float" office:value="407">
            <text:p>407</text:p>
          </table:table-cell>
          <table:table-cell table:style-name="ce22" table:formula="of:=[.C31]*1023/[.D31]" office:value-type="float" office:value="2.45268648648649">
            <text:p>2.4527</text:p>
          </table:table-cell>
          <table:table-cell table:style-name="ce31" table:formula="of:=(100/1023)*([.B31]/[.C31])" office:value-type="float" office:value="1.00426409030102">
            <text:p>1.0043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2]" office:value-type="float" office:value="11.03">
            <text:p>11.03</text:p>
          </table:table-cell>
          <table:table-cell office:value-type="float" office:value="1.074">
            <text:p>1.074</text:p>
          </table:table-cell>
          <table:table-cell office:value-type="float" office:value="448">
            <text:p>448</text:p>
          </table:table-cell>
          <table:table-cell table:style-name="ce22" table:formula="of:=[.C32]*1023/[.D32]" office:value-type="float" office:value="2.45245982142857">
            <text:p>2.4525</text:p>
          </table:table-cell>
          <table:table-cell table:style-name="ce31" table:formula="of:=(100/1023)*([.B32]/[.C32])" office:value-type="float" office:value="1.003911888756">
            <text:p>1.0039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3]" office:value-type="float" office:value="12.001">
            <text:p>12.001</text:p>
          </table:table-cell>
          <table:table-cell office:value-type="float" office:value="1.1679">
            <text:p>1.1679</text:p>
          </table:table-cell>
          <table:table-cell office:value-type="float" office:value="487">
            <text:p>487</text:p>
          </table:table-cell>
          <table:table-cell table:style-name="ce22" table:formula="of:=[.C33]*1023/[.D33]" office:value-type="float" office:value="2.45330944558522">
            <text:p>2.4533</text:p>
          </table:table-cell>
          <table:table-cell table:style-name="ce31" table:formula="of:=(100/1023)*([.B33]/[.C33])" office:value-type="float" office:value="1.00446808765296">
            <text:p>1.0045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4]" office:value-type="float" office:value="13.04">
            <text:p>13.04</text:p>
          </table:table-cell>
          <table:table-cell office:value-type="float" office:value="1.2696">
            <text:p>1.2696</text:p>
          </table:table-cell>
          <table:table-cell office:value-type="float" office:value="529">
            <text:p>529</text:p>
          </table:table-cell>
          <table:table-cell table:style-name="ce22" table:formula="of:=[.C34]*1023/[.D34]" office:value-type="float" office:value="2.4552">
            <text:p>2.4552</text:p>
          </table:table-cell>
          <table:table-cell table:style-name="ce31" table:formula="of:=(100/1023)*([.B34]/[.C34])" office:value-type="float" office:value="1.00400307730023">
            <text:p>1.0040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5]" office:value-type="float" office:value="14.07">
            <text:p>14.07</text:p>
          </table:table-cell>
          <table:table-cell office:value-type="float" office:value="1.3707">
            <text:p>1.3707</text:p>
          </table:table-cell>
          <table:table-cell office:value-type="float" office:value="571">
            <text:p>571</text:p>
          </table:table-cell>
          <table:table-cell table:style-name="ce22" table:formula="of:=[.C35]*1023/[.D35]" office:value-type="float" office:value="2.45573747810858">
            <text:p>2.4557</text:p>
          </table:table-cell>
          <table:table-cell table:style-name="ce31" table:formula="of:=(100/1023)*([.B35]/[.C35])" office:value-type="float" office:value="1.00340451514916">
            <text:p>1.0034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6]" office:value-type="float" office:value="15.02">
            <text:p>15.02</text:p>
          </table:table-cell>
          <table:table-cell office:value-type="float" office:value="1.4625">
            <text:p>1.4625</text:p>
          </table:table-cell>
          <table:table-cell office:value-type="float" office:value="609">
            <text:p>609</text:p>
          </table:table-cell>
          <table:table-cell table:style-name="ce22" table:formula="of:=[.C36]*1023/[.D36]" office:value-type="float" office:value="2.4567118226601">
            <text:p>2.4567</text:p>
          </table:table-cell>
          <table:table-cell table:style-name="ce31" table:formula="of:=(100/1023)*([.B36]/[.C36])" office:value-type="float" office:value="1.00391842327326">
            <text:p>1.0039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7]" office:value-type="float" office:value="16.08">
            <text:p>16.08</text:p>
          </table:table-cell>
          <table:table-cell office:value-type="float" office:value="1.566">
            <text:p>1.566</text:p>
          </table:table-cell>
          <table:table-cell office:value-type="float" office:value="653">
            <text:p>653</text:p>
          </table:table-cell>
          <table:table-cell table:style-name="ce22" table:formula="of:=[.C37]*1023/[.D37]" office:value-type="float" office:value="2.45332006125574">
            <text:p>2.4533</text:p>
          </table:table-cell>
          <table:table-cell table:style-name="ce31" table:formula="of:=(100/1023)*([.B37]/[.C37])" office:value-type="float" office:value="1.00373404044149">
            <text:p>1.003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mean values</text:p>
          </table:table-cell>
          <table:table-cell table:style-name="ce11" table:number-columns-repeated="3"/>
          <table:table-cell table:style-name="ce23" table:formula="of:=SUM([.E26:.E37])/12" office:value-type="float" office:value="2.45181495936392">
            <text:p>2.4518</text:p>
          </table:table-cell>
          <table:table-cell table:style-name="ce32" table:formula="of:=SUM([.F26:.F37])/12" office:value-type="float" office:value="1.00398546950158">
            <text:p>1.004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7" office:value-type="string">
            <text:p>VREF_2_5_5_1</text:p>
          </table:table-cell>
          <table:table-cell table:style-name="ce24" table:formula="of:=[.E38]" office:value-type="float" office:value="2.45181495936392">
            <text:p>2.45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7" office:value-type="string">
            <text:p>DIV_PV</text:p>
          </table:table-cell>
          <table:table-cell table:style-name="ce24" table:formula="of:=[.F38]" office:value-type="float" office:value="1.00398546950158">
            <text:p>1.004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>
            <text:p>Port 6.10</text:p>
          </table:table-cell>
          <table:table-cell table:style-name="ce13" office:value-type="string">
            <text:p>x</text:p>
          </table:table-cell>
          <table:table-cell table:style-name="ce19" office:value-type="string">
            <text:p>y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4" office:value-type="string">
            <text:p>adc *</text:p>
          </table:table-cell>
          <table:table-cell table:style-name="ce4" office:value-type="string">
            <text:p>t_int</text:p>
          </table:table-cell>
          <table:table-cell table:number-columns-repeated="3"/>
          <table:table-cell office:value-type="string">
            <text:p>x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4" office:value-type="float" office:value="516">
            <text:p>516</text:p>
          </table:table-cell>
          <table:table-cell table:style-name="ce14" office:value-type="float" office:value="30">
            <text:p>30</text:p>
          </table:table-cell>
          <table:table-cell table:number-columns-repeated="3"/>
          <table:table-cell table:formula="of:=[.B46]*[.C46]" office:value-type="float" office:value="15480">
            <text:p>15480</text:p>
          </table:table-cell>
          <table:table-cell table:formula="of:=[.B46]^2" office:value-type="float" office:value="266256">
            <text:p>266256</text:p>
          </table:table-cell>
          <table:table-cell table:formula="of:=[.C46]^2" office:value-type="float" office:value="900">
            <text:p>9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4" office:value-type="float" office:value="605">
            <text:p>605</text:p>
          </table:table-cell>
          <table:table-cell table:style-name="ce14" office:value-type="float" office:value="85">
            <text:p>85</text:p>
          </table:table-cell>
          <table:table-cell table:number-columns-repeated="3"/>
          <table:table-cell table:formula="of:=[.B47]*[.C47]" office:value-type="float" office:value="51425">
            <text:p>51425</text:p>
          </table:table-cell>
          <table:table-cell table:formula="of:=[.B47]^2" office:value-type="float" office:value="366025">
            <text:p>366025</text:p>
          </table:table-cell>
          <table:table-cell table:formula="of:=[.C47]^2" office:value-type="float" office:value="7225">
            <text:p>7225</text:p>
          </table:table-cell>
          <table:table-cell table:number-columns-repeated="3"/>
        </table:table-row>
        <table:table-row table:style-name="ro1">
          <table:table-cell office:value-type="string">
            <text:p>sum</text:p>
          </table:table-cell>
          <table:table-cell table:formula="of:=SUM([.B46:.B47])" office:value-type="float" office:value="1121">
            <text:p>1121</text:p>
          </table:table-cell>
          <table:table-cell table:formula="of:=SUM([.C46:.C47])" office:value-type="float" office:value="115">
            <text:p>115</text:p>
          </table:table-cell>
          <table:table-cell table:number-columns-repeated="3"/>
          <table:table-cell table:formula="of:=SUM([.G46:.G47])" office:value-type="float" office:value="66905">
            <text:p>66905</text:p>
          </table:table-cell>
          <table:table-cell table:formula="of:=SUM([.H46:.H47])" office:value-type="float" office:value="632281">
            <text:p>632281</text:p>
          </table:table-cell>
          <table:table-cell table:formula="of:=SUM([.I46:.I47])" office:value-type="float" office:value="8125">
            <text:p>812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* values retrieved from 0x1a1a, 0x1a1c</text:p>
          </table:table-cell>
          <table:table-cell table:number-columns-repeated="5"/>
          <table:table-cell table:style-name="ce4" office:value-type="string">
            <text:p>T_INT_A</text:p>
          </table:table-cell>
          <table:table-cell table:style-name="ce35" table:formula="of:=(([.C48]*[.H48])-([.B48]*[.G48]))/((2*[.H48])-[.B48]^2)" office:value-type="float" office:value="-288.876404494382">
            <text:p>-288.8764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>
            <text:p>T_INT_B</text:p>
          </table:table-cell>
          <table:table-cell table:style-name="ce35" table:formula="of:=((2*[.G48])-([.B48]*[.C48]))/((2*[.H48])-([.B48]^2))" office:value-type="float" office:value="0.617977528089888">
            <text:p>0.618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6"/>
          <table:table-cell office:value-type="string">
            <text:p>t_int =</text:p>
          </table:table-cell>
          <table:table-cell table:style-name="ce12" table:formula="of:=[.H50]" office:value-type="float" office:value="-288.876404494382">
            <text:p>-288.8764044944</text:p>
          </table:table-cell>
          <table:table-cell office:value-type="string">
            <text:p>+ adc *</text:p>
          </table:table-cell>
          <table:table-cell table:style-name="ce12" table:formula="of:=[.H51]" office:value-type="float" office:value="0.617977528089888">
            <text:p>0.617977528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7" office:value-type="string">
            <text:p>Port 5.1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y</text:p>
          </table:table-cell>
          <table:table-cell table:style-name="ce15"/>
          <table:table-cell table:style-name="ce25"/>
          <table:table-cell table:number-columns-repeated="7"/>
        </table:table-row>
        <table:table-row table:style-name="ro1">
          <table:table-cell table:style-name="ce3"/>
          <table:table-cell table:style-name="ce7" office:value-type="string">
            <text:p>vsense</text:p>
          </table:table-cell>
          <table:table-cell table:style-name="ce7" office:value-type="string">
            <text:p>i_charge</text:p>
          </table:table-cell>
          <table:table-cell table:style-name="ce7" office:value-type="string">
            <text:p>adc</text:p>
          </table:table-cell>
          <table:table-cell table:style-name="ce7" office:value-type="string">
            <text:p>vref</text:p>
          </table:table-cell>
          <table:table-cell table:style-name="ce33" office:value-type="string">
            <text:p>v_sense with Vref</text:p>
          </table:table-cell>
          <table:table-cell office:value-type="string">
            <text:p>x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/>
          <table:table-cell table:style-name="ce36" office:value-type="string">
            <text:p>i_charge calc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0.098">
            <text:p>0.098</text:p>
          </table:table-cell>
          <table:table-cell table:style-name="ce16" office:value-type="float" office:value="0.103">
            <text:p>0.103</text:p>
          </table:table-cell>
          <table:table-cell table:style-name="ce16" office:value-type="float" office:value="40">
            <text:p>40</text:p>
          </table:table-cell>
          <table:table-cell table:style-name="ce26" table:formula="of:=[.B58]*1023/[.D58]" office:value-type="float" office:value="2.50635">
            <text:p>2.5064</text:p>
          </table:table-cell>
          <table:table-cell table:style-name="ce34" table:formula="of:=[.E75]*[.D58]/1023" office:value-type="float" office:value="0.0977183464013567">
            <text:p>0.10</text:p>
          </table:table-cell>
          <table:table-cell table:style-name="ce12" table:formula="of:=[.B58]*[.C58]" office:value-type="float" office:value="0.010094">
            <text:p>0.010094</text:p>
          </table:table-cell>
          <table:table-cell table:style-name="ce12" table:formula="of:=[.B58]^2" office:value-type="float" office:value="0.009604">
            <text:p>0.009604</text:p>
          </table:table-cell>
          <table:table-cell table:style-name="ce12" table:formula="of:=[.C58]^2" office:value-type="float" office:value="0.010609">
            <text:p>0.010609</text:p>
          </table:table-cell>
          <table:table-cell/>
          <table:table-cell table:style-name="ce37" table:formula="of:=[.H75]+([.B58]*[.H76])" office:value-type="float" office:value="0.10521630486076">
            <text:p>0.11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0.21">
            <text:p>0.21</text:p>
          </table:table-cell>
          <table:table-cell table:style-name="ce16" office:value-type="float" office:value="0.205">
            <text:p>0.205</text:p>
          </table:table-cell>
          <table:table-cell table:style-name="ce16" office:value-type="float" office:value="85">
            <text:p>85</text:p>
          </table:table-cell>
          <table:table-cell table:style-name="ce26" table:formula="of:=[.B59]*1023/[.D59]" office:value-type="float" office:value="2.52741176470588">
            <text:p>2.5274</text:p>
          </table:table-cell>
          <table:table-cell table:style-name="ce34" table:formula="of:=[.E75]*[.D59]/1023" office:value-type="float" office:value="0.207651486102883">
            <text:p>0.21</text:p>
          </table:table-cell>
          <table:table-cell table:style-name="ce12" table:formula="of:=[.B59]*[.C59]" office:value-type="float" office:value="0.04305">
            <text:p>0.04305</text:p>
          </table:table-cell>
          <table:table-cell table:style-name="ce12" table:formula="of:=[.B59]^2" office:value-type="float" office:value="0.0441">
            <text:p>0.0441</text:p>
          </table:table-cell>
          <table:table-cell table:style-name="ce12" table:formula="of:=[.C59]^2" office:value-type="float" office:value="0.042025">
            <text:p>0.042025</text:p>
          </table:table-cell>
          <table:table-cell/>
          <table:table-cell table:style-name="ce37" table:formula="of:=[.H75]+([.B59]*[.H76])" office:value-type="float" office:value="0.206426455979031">
            <text:p>0.21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0.312">
            <text:p>0.312</text:p>
          </table:table-cell>
          <table:table-cell table:style-name="ce16" office:value-type="float" office:value="0.298">
            <text:p>0.298</text:p>
          </table:table-cell>
          <table:table-cell table:style-name="ce16" office:value-type="float" office:value="127">
            <text:p>127</text:p>
          </table:table-cell>
          <table:table-cell table:style-name="ce26" table:formula="of:=[.B60]*1023/[.D60]" office:value-type="float" office:value="2.5131968503937">
            <text:p>2.5132</text:p>
          </table:table-cell>
          <table:table-cell table:style-name="ce34" table:formula="of:=[.E75]*[.D60]/1023" office:value-type="float" office:value="0.310255749824307">
            <text:p>0.31</text:p>
          </table:table-cell>
          <table:table-cell table:style-name="ce12" table:formula="of:=[.B60]*[.C60]" office:value-type="float" office:value="0.092976">
            <text:p>0.092976</text:p>
          </table:table-cell>
          <table:table-cell table:style-name="ce12" table:formula="of:=[.B60]^2" office:value-type="float" office:value="0.097344">
            <text:p>0.097344</text:p>
          </table:table-cell>
          <table:table-cell table:style-name="ce12" table:formula="of:=[.C60]^2" office:value-type="float" office:value="0.088804">
            <text:p>0.088804</text:p>
          </table:table-cell>
          <table:table-cell/>
          <table:table-cell table:style-name="ce37" table:formula="of:=[.H75]+([.B60]*[.H76])" office:value-type="float" office:value="0.298599986461742">
            <text:p>0.30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0.435">
            <text:p>0.435</text:p>
          </table:table-cell>
          <table:table-cell table:style-name="ce16" office:value-type="float" office:value="0.409">
            <text:p>0.409</text:p>
          </table:table-cell>
          <table:table-cell table:style-name="ce16" office:value-type="float" office:value="179">
            <text:p>179</text:p>
          </table:table-cell>
          <table:table-cell table:style-name="ce26" table:formula="of:=[.B61]*1023/[.D61]" office:value-type="float" office:value="2.48606145251397">
            <text:p>2.4861</text:p>
          </table:table-cell>
          <table:table-cell table:style-name="ce34" table:formula="of:=[.E75]*[.D61]/1023" office:value-type="float" office:value="0.437289600146071">
            <text:p>0.44</text:p>
          </table:table-cell>
          <table:table-cell table:style-name="ce12" table:formula="of:=[.B61]*[.C61]" office:value-type="float" office:value="0.177915">
            <text:p>0.177915</text:p>
          </table:table-cell>
          <table:table-cell table:style-name="ce12" table:formula="of:=[.B61]^2" office:value-type="float" office:value="0.189225">
            <text:p>0.189225</text:p>
          </table:table-cell>
          <table:table-cell table:style-name="ce12" table:formula="of:=[.C61]^2" office:value-type="float" office:value="0.167281">
            <text:p>0.167281</text:p>
          </table:table-cell>
          <table:table-cell/>
          <table:table-cell table:style-name="ce37" table:formula="of:=[.H75]+([.B61]*[.H76])" office:value-type="float" office:value="0.409750420279129">
            <text:p>0.41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0.537">
            <text:p>0.537</text:p>
          </table:table-cell>
          <table:table-cell table:style-name="ce16" office:value-type="float" office:value="0.503">
            <text:p>0.503</text:p>
          </table:table-cell>
          <table:table-cell table:style-name="ce16" office:value-type="float" office:value="220">
            <text:p>220</text:p>
          </table:table-cell>
          <table:table-cell table:style-name="ce26" table:formula="of:=[.B62]*1023/[.D62]" office:value-type="float" office:value="2.49705">
            <text:p>2.4971</text:p>
          </table:table-cell>
          <table:table-cell table:style-name="ce34" table:formula="of:=[.E75]*[.D62]/1023" office:value-type="float" office:value="0.537450905207462">
            <text:p>0.54</text:p>
          </table:table-cell>
          <table:table-cell table:style-name="ce12" table:formula="of:=[.B62]*[.C62]" office:value-type="float" office:value="0.270111">
            <text:p>0.270111</text:p>
          </table:table-cell>
          <table:table-cell table:style-name="ce12" table:formula="of:=[.B62]^2" office:value-type="float" office:value="0.288369">
            <text:p>0.288369</text:p>
          </table:table-cell>
          <table:table-cell table:style-name="ce12" table:formula="of:=[.C62]^2" office:value-type="float" office:value="0.253009">
            <text:p>0.253009</text:p>
          </table:table-cell>
          <table:table-cell/>
          <table:table-cell table:style-name="ce37" table:formula="of:=[.H75]+([.B62]*[.H76])" office:value-type="float" office:value="0.501923950761841">
            <text:p>0.50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0.635">
            <text:p>0.635</text:p>
          </table:table-cell>
          <table:table-cell table:style-name="ce16" office:value-type="float" office:value="0.592">
            <text:p>0.592</text:p>
          </table:table-cell>
          <table:table-cell table:style-name="ce16" office:value-type="float" office:value="260">
            <text:p>260</text:p>
          </table:table-cell>
          <table:table-cell table:style-name="ce26" table:formula="of:=[.B63]*1023/[.D63]" office:value-type="float" office:value="2.49848076923077">
            <text:p>2.4985</text:p>
          </table:table-cell>
          <table:table-cell table:style-name="ce34" table:formula="of:=[.E75]*[.D63]/1023" office:value-type="float" office:value="0.635169251608818">
            <text:p>0.64</text:p>
          </table:table-cell>
          <table:table-cell table:style-name="ce12" table:formula="of:=[.B63]*[.C63]" office:value-type="float" office:value="0.37592">
            <text:p>0.37592</text:p>
          </table:table-cell>
          <table:table-cell table:style-name="ce12" table:formula="of:=[.B63]^2" office:value-type="float" office:value="0.403225">
            <text:p>0.403225</text:p>
          </table:table-cell>
          <table:table-cell table:style-name="ce12" table:formula="of:=[.C63]^2" office:value-type="float" office:value="0.350464">
            <text:p>0.350464</text:p>
          </table:table-cell>
          <table:table-cell/>
          <table:table-cell table:style-name="ce37" table:formula="of:=[.H75]+([.B63]*[.H76])" office:value-type="float" office:value="0.590482832990328">
            <text:p>0.59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0.758">
            <text:p>0.758</text:p>
          </table:table-cell>
          <table:table-cell table:style-name="ce16" office:value-type="float" office:value="0.704">
            <text:p>0.704</text:p>
          </table:table-cell>
          <table:table-cell table:style-name="ce16" office:value-type="float" office:value="310">
            <text:p>310</text:p>
          </table:table-cell>
          <table:table-cell table:style-name="ce26" table:formula="of:=[.B64]*1023/[.D64]" office:value-type="float" office:value="2.5014">
            <text:p>2.5014</text:p>
          </table:table-cell>
          <table:table-cell table:style-name="ce34" table:formula="of:=[.E75]*[.D64]/1023" office:value-type="float" office:value="0.757317184610514">
            <text:p>0.76</text:p>
          </table:table-cell>
          <table:table-cell table:style-name="ce12" table:formula="of:=[.B64]*[.C64]" office:value-type="float" office:value="0.533632">
            <text:p>0.533632</text:p>
          </table:table-cell>
          <table:table-cell table:style-name="ce12" table:formula="of:=[.B64]^2" office:value-type="float" office:value="0.574564">
            <text:p>0.574564</text:p>
          </table:table-cell>
          <table:table-cell table:style-name="ce12" table:formula="of:=[.C64]^2" office:value-type="float" office:value="0.495616">
            <text:p>0.495616</text:p>
          </table:table-cell>
          <table:table-cell/>
          <table:table-cell table:style-name="ce37" table:formula="of:=[.H75]+([.B64]*[.H76])" office:value-type="float" office:value="0.701633266807715">
            <text:p>0.70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0.867">
            <text:p>0.867</text:p>
          </table:table-cell>
          <table:table-cell table:style-name="ce16" office:value-type="float" office:value="0.801">
            <text:p>0.801</text:p>
          </table:table-cell>
          <table:table-cell table:style-name="ce16" office:value-type="float" office:value="355">
            <text:p>355</text:p>
          </table:table-cell>
          <table:table-cell table:style-name="ce26" table:formula="of:=[.B65]*1023/[.D65]" office:value-type="float" office:value="2.49842535211268">
            <text:p>2.4984</text:p>
          </table:table-cell>
          <table:table-cell table:style-name="ce34" table:formula="of:=[.E75]*[.D65]/1023" office:value-type="float" office:value="0.867250324312041">
            <text:p>0.87</text:p>
          </table:table-cell>
          <table:table-cell table:style-name="ce12" table:formula="of:=[.B65]*[.C65]" office:value-type="float" office:value="0.694467">
            <text:p>0.694467</text:p>
          </table:table-cell>
          <table:table-cell table:style-name="ce12" table:formula="of:=[.B65]^2" office:value-type="float" office:value="0.751689">
            <text:p>0.751689</text:p>
          </table:table-cell>
          <table:table-cell table:style-name="ce12" table:formula="of:=[.C65]^2" office:value-type="float" office:value="0.641601">
            <text:p>0.641601</text:p>
          </table:table-cell>
          <table:table-cell/>
          <table:table-cell table:style-name="ce37" table:formula="of:=[.H75]+([.B65]*[.H76])" office:value-type="float" office:value="0.800132431735317">
            <text:p>0.80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0.974">
            <text:p>0.974</text:p>
          </table:table-cell>
          <table:table-cell table:style-name="ce16" office:value-type="float" office:value="0.895">
            <text:p>0.895</text:p>
          </table:table-cell>
          <table:table-cell table:style-name="ce16" office:value-type="float" office:value="399">
            <text:p>399</text:p>
          </table:table-cell>
          <table:table-cell table:style-name="ce26" table:formula="of:=[.B66]*1023/[.D66]" office:value-type="float" office:value="2.49724812030075">
            <text:p>2.4972</text:p>
          </table:table-cell>
          <table:table-cell table:style-name="ce34" table:formula="of:=[.E75]*[.D66]/1023" office:value-type="float" office:value="0.974740505353533">
            <text:p>0.97</text:p>
          </table:table-cell>
          <table:table-cell table:style-name="ce12" table:formula="of:=[.B66]*[.C66]" office:value-type="float" office:value="0.87173">
            <text:p>0.87173</text:p>
          </table:table-cell>
          <table:table-cell table:style-name="ce12" table:formula="of:=[.B66]^2" office:value-type="float" office:value="0.948676">
            <text:p>0.948676</text:p>
          </table:table-cell>
          <table:table-cell table:style-name="ce12" table:formula="of:=[.C66]^2" office:value-type="float" office:value="0.801025">
            <text:p>0.801025</text:p>
          </table:table-cell>
          <table:table-cell/>
          <table:table-cell table:style-name="ce37" table:formula="of:=[.H75]+([.B66]*[.H76])" office:value-type="float" office:value="0.896824272535809">
            <text:p>0.90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1.08">
            <text:p>1.0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44">
            <text:p>444</text:p>
          </table:table-cell>
          <table:table-cell table:style-name="ce26" table:formula="of:=[.B67]*1023/[.D67]" office:value-type="float" office:value="2.48837837837838">
            <text:p>2.4884</text:p>
          </table:table-cell>
          <table:table-cell table:style-name="ce34" table:formula="of:=[.E75]*[.D67]/1023" office:value-type="float" office:value="1.08467364505506">
            <text:p>1.08</text:p>
          </table:table-cell>
          <table:table-cell table:style-name="ce12" table:formula="of:=[.B67]*[.C67]" office:value-type="float" office:value="1.08">
            <text:p>1.08</text:p>
          </table:table-cell>
          <table:table-cell table:style-name="ce12" table:formula="of:=[.B67]^2" office:value-type="float" office:value="1.1664">
            <text:p>1.1664</text:p>
          </table:table-cell>
          <table:table-cell table:style-name="ce12" table:formula="of:=[.C67]^2" office:value-type="float" office:value="1">
            <text:p>1</text:p>
          </table:table-cell>
          <table:table-cell/>
          <table:table-cell table:style-name="ce37" table:formula="of:=[.H75]+([.B67]*[.H76])" office:value-type="float" office:value="0.992612451272744">
            <text:p>0.99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1.2">
            <text:p>1.2</text:p>
          </table:table-cell>
          <table:table-cell table:style-name="ce16" office:value-type="float" office:value="1.1">
            <text:p>1.1</text:p>
          </table:table-cell>
          <table:table-cell table:style-name="ce16" office:value-type="float" office:value="491">
            <text:p>491</text:p>
          </table:table-cell>
          <table:table-cell table:style-name="ce26" table:formula="of:=[.B68]*1023/[.D68]" office:value-type="float" office:value="2.50020366598778">
            <text:p>2.5002</text:p>
          </table:table-cell>
          <table:table-cell table:style-name="ce34" table:formula="of:=[.E75]*[.D68]/1023" office:value-type="float" office:value="1.19949270207665">
            <text:p>1.20</text:p>
          </table:table-cell>
          <table:table-cell table:style-name="ce12" table:formula="of:=[.B68]*[.C68]" office:value-type="float" office:value="1.32">
            <text:p>1.32</text:p>
          </table:table-cell>
          <table:table-cell table:style-name="ce12" table:formula="of:=[.B68]^2" office:value-type="float" office:value="1.44">
            <text:p>1.44</text:p>
          </table:table-cell>
          <table:table-cell table:style-name="ce12" table:formula="of:=[.C68]^2" office:value-type="float" office:value="1.21">
            <text:p>1.21</text:p>
          </table:table-cell>
          <table:table-cell/>
          <table:table-cell table:style-name="ce37" table:formula="of:=[.H75]+([.B68]*[.H76])" office:value-type="float" office:value="1.10105189889946">
            <text:p>1.10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1.31">
            <text:p>1.31</text:p>
          </table:table-cell>
          <table:table-cell table:style-name="ce16" office:value-type="float" office:value="1.2">
            <text:p>1.2</text:p>
          </table:table-cell>
          <table:table-cell table:style-name="ce16" office:value-type="float" office:value="539">
            <text:p>539</text:p>
          </table:table-cell>
          <table:table-cell table:style-name="ce26" table:formula="of:=[.B69]*1023/[.D69]" office:value-type="float" office:value="2.48632653061225">
            <text:p>2.4863</text:p>
          </table:table-cell>
          <table:table-cell table:style-name="ce34" table:formula="of:=[.E75]*[.D69]/1023" office:value-type="float" office:value="1.31675471775828">
            <text:p>1.32</text:p>
          </table:table-cell>
          <table:table-cell table:style-name="ce12" table:formula="of:=[.B69]*[.C69]" office:value-type="float" office:value="1.572">
            <text:p>1.572</text:p>
          </table:table-cell>
          <table:table-cell table:style-name="ce12" table:formula="of:=[.B69]^2" office:value-type="float" office:value="1.7161">
            <text:p>1.7161</text:p>
          </table:table-cell>
          <table:table-cell table:style-name="ce12" table:formula="of:=[.C69]^2" office:value-type="float" office:value="1.44">
            <text:p>1.44</text:p>
          </table:table-cell>
          <table:table-cell/>
          <table:table-cell table:style-name="ce37" table:formula="of:=[.H75]+([.B69]*[.H76])" office:value-type="float" office:value="1.20045472589062">
            <text:p>1.20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1.43">
            <text:p>1.43</text:p>
          </table:table-cell>
          <table:table-cell table:style-name="ce16" office:value-type="float" office:value="1.31">
            <text:p>1.31</text:p>
          </table:table-cell>
          <table:table-cell table:style-name="ce16" office:value-type="float" office:value="586">
            <text:p>586</text:p>
          </table:table-cell>
          <table:table-cell table:style-name="ce26" table:formula="of:=[.B70]*1023/[.D70]" office:value-type="float" office:value="2.49639931740614">
            <text:p>2.4964</text:p>
          </table:table-cell>
          <table:table-cell table:style-name="ce34" table:formula="of:=[.E75]*[.D70]/1023" office:value-type="float" office:value="1.43157377477988">
            <text:p>1.43</text:p>
          </table:table-cell>
          <table:table-cell table:style-name="ce12" table:formula="of:=[.B70]*[.C70]" office:value-type="float" office:value="1.8733">
            <text:p>1.8733</text:p>
          </table:table-cell>
          <table:table-cell table:style-name="ce12" table:formula="of:=[.B70]^2" office:value-type="float" office:value="2.0449">
            <text:p>2.0449</text:p>
          </table:table-cell>
          <table:table-cell table:style-name="ce12" table:formula="of:=[.C70]^2" office:value-type="float" office:value="1.7161">
            <text:p>1.7161</text:p>
          </table:table-cell>
          <table:table-cell/>
          <table:table-cell table:style-name="ce37" table:formula="of:=[.H75]+([.B70]*[.H76])" office:value-type="float" office:value="1.30889417351734">
            <text:p>1.31</text:p>
          </table:table-cell>
          <table:table-cell/>
        </table:table-row>
        <table:table-row table:style-name="ro1">
          <table:table-cell table:style-name="ce3"/>
          <table:table-cell table:style-name="ce16" office:value-type="float" office:value="1.54">
            <text:p>1.54</text:p>
          </table:table-cell>
          <table:table-cell table:style-name="ce16" office:value-type="float" office:value="1.4">
            <text:p>1.4</text:p>
          </table:table-cell>
          <table:table-cell table:style-name="ce16" office:value-type="float" office:value="630">
            <text:p>630</text:p>
          </table:table-cell>
          <table:table-cell table:style-name="ce26" table:formula="of:=[.B71]*1023/[.D71]" office:value-type="float" office:value="2.50066666666667">
            <text:p>2.5007</text:p>
          </table:table-cell>
          <table:table-cell table:style-name="ce34" table:formula="of:=[.E75]*[.D71]/1023" office:value-type="float" office:value="1.53906395582137">
            <text:p>1.54</text:p>
          </table:table-cell>
          <table:table-cell table:style-name="ce12" table:formula="of:=[.B71]*[.C71]" office:value-type="float" office:value="2.156">
            <text:p>2.156</text:p>
          </table:table-cell>
          <table:table-cell table:style-name="ce12" table:formula="of:=[.B71]^2" office:value-type="float" office:value="2.3716">
            <text:p>2.3716</text:p>
          </table:table-cell>
          <table:table-cell table:style-name="ce12" table:formula="of:=[.C71]^2" office:value-type="float" office:value="1.96">
            <text:p>1.96</text:p>
          </table:table-cell>
          <table:table-cell/>
          <table:table-cell table:style-name="ce37" table:formula="of:=[.H75]+([.B71]*[.H76])" office:value-type="float" office:value="1.4082970005085">
            <text:p>1.41</text:p>
          </table:table-cell>
          <table:table-cell/>
        </table:table-row>
        <table:table-row table:style-name="ro1">
          <table:table-cell table:style-name="ce8"/>
          <table:table-cell table:style-name="ce16" office:value-type="float" office:value="1.65">
            <text:p>1.65</text:p>
          </table:table-cell>
          <table:table-cell table:style-name="ce16" office:value-type="float" office:value="1.51">
            <text:p>1.51</text:p>
          </table:table-cell>
          <table:table-cell table:style-name="ce16" office:value-type="float" office:value="678">
            <text:p>678</text:p>
          </table:table-cell>
          <table:table-cell table:style-name="ce26" table:formula="of:=[.B72]*1023/[.D72]" office:value-type="float" office:value="2.4896017699115">
            <text:p>2.4896</text:p>
          </table:table-cell>
          <table:table-cell table:style-name="ce34" table:formula="of:=[.E75]*[.D72]/1023" office:value-type="float" office:value="1.656325971503">
            <text:p>1.66</text:p>
          </table:table-cell>
          <table:table-cell table:style-name="ce12" table:formula="of:=[.B72]*[.C72]" office:value-type="float" office:value="2.4915">
            <text:p>2.4915</text:p>
          </table:table-cell>
          <table:table-cell table:style-name="ce12" table:formula="of:=[.B72]^2" office:value-type="float" office:value="2.7225">
            <text:p>2.7225</text:p>
          </table:table-cell>
          <table:table-cell table:style-name="ce12" table:formula="of:=[.C72]^2" office:value-type="float" office:value="2.2801">
            <text:p>2.2801</text:p>
          </table:table-cell>
          <table:table-cell/>
          <table:table-cell table:style-name="ce37" table:formula="of:=[.H75]+([.B72]*[.H76])" office:value-type="float" office:value="1.50769982749966">
            <text:p>1.51</text:p>
          </table:table-cell>
          <table:table-cell/>
        </table:table-row>
        <table:table-row table:style-name="ro1">
          <table:table-cell office:value-type="string">
            <text:p>sum</text:p>
          </table:table-cell>
          <table:table-cell table:style-name="ce17" table:formula="of:=SUM([.B58:.B72])" office:value-type="float" office:value="13.036">
            <text:p>13.036</text:p>
          </table:table-cell>
          <table:table-cell table:style-name="ce17" table:formula="of:=SUM([.C58:.C72])" office:value-type="float" office:value="12.03">
            <text:p>12.03</text:p>
          </table:table-cell>
          <table:table-cell table:number-columns-repeated="3"/>
          <table:table-cell table:style-name="ce12" table:formula="of:=SUM([.G58:.G72])" office:value-type="float" office:value="13.562695">
            <text:p>13.562695</text:p>
          </table:table-cell>
          <table:table-cell table:style-name="ce12" table:formula="of:=SUM([.H58:.H72])" office:value-type="float" office:value="14.768296">
            <text:p>14.768296</text:p>
          </table:table-cell>
          <table:table-cell table:style-name="ce12" table:formula="of:=SUM([.I58:.I72])" office:value-type="float" office:value="12.456634">
            <text:p>12.456634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2"/>
          <table:table-cell table:number-columns-repeated="3"/>
          <table:table-cell table:style-name="ce12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>
            <text:p>VREF_2_5_5_1</text:p>
          </table:table-cell>
          <table:table-cell table:style-name="ce24" table:formula="of:=SUM([.E58:.E72])/15" office:value-type="float" office:value="2.4991467092147">
            <text:p>2.4991</text:p>
          </table:table-cell>
          <table:table-cell/>
          <table:table-cell table:style-name="ce7" office:value-type="string">
            <text:p>INA168_A</text:p>
          </table:table-cell>
          <table:table-cell table:style-name="ce35" table:formula="of:=(([.C73]*[.H73])-([.B73]*[.G73]))/((15*[.H73])-[.B73]^2)" office:value-type="float" office:value="0.0166574226322733">
            <text:p>0.016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office:value-type="string">
            <text:p>INA168_B</text:p>
          </table:table-cell>
          <table:table-cell table:style-name="ce35" table:formula="of:=((15*[.G73])-([.B73]*[.C73]))/((15*[.H73])-([.B73]^2))" office:value-type="float" office:value="0.903662063555991">
            <text:p>0.903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i_charge =</text:p>
          </table:table-cell>
          <table:table-cell table:style-name="ce12" table:formula="of:=[.H75]" office:value-type="float" office:value="0.0166574226322733">
            <text:p>0.0166574226</text:p>
          </table:table-cell>
          <table:table-cell office:value-type="string">
            <text:p>+ vsense *</text:p>
          </table:table-cell>
          <table:table-cell table:style-name="ce12" table:formula="of:=[.H76]" office:value-type="float" office:value="0.903662063555991">
            <text:p>0.903662063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>
            <text:p>Port 5.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y</text:p>
          </table:table-cell>
          <table:table-cell table:style-name="ce13"/>
          <table:table-cell table:style-name="ce19"/>
          <table:table-cell table:number-columns-repeated="7"/>
        </table:table-row>
        <table:table-row table:style-name="ro1">
          <table:table-cell table:style-name="ce5"/>
          <table:table-cell table:style-name="ce4" office:value-type="string">
            <text:p>vsense</text:p>
          </table:table-cell>
          <table:table-cell table:style-name="ce20" office:value-type="string">
            <text:p>degC</text:p>
          </table:table-cell>
          <table:table-cell table:style-name="ce4" office:value-type="string">
            <text:p>adc</text:p>
          </table:table-cell>
          <table:table-cell table:style-name="ce4" office:value-type="string">
            <text:p>vref</text:p>
          </table:table-cell>
          <table:table-cell/>
          <table:table-cell office:value-type="string">
            <text:p>x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/>
          <table:table-cell table:style-name="ce38" office:value-type="string">
            <text:p>degC calc</text:p>
          </table:table-cell>
          <table:table-cell office:value-type="string">
            <text:p>degC diff</text:p>
          </table:table-cell>
        </table:table-row>
        <table:table-row table:style-name="ro1">
          <table:table-cell table:style-name="ce5"/>
          <table:table-cell table:style-name="ce14" office:value-type="float" office:value="1.724">
            <text:p>1.724</text:p>
          </table:table-cell>
          <table:table-cell table:style-name="ce14" office:value-type="float" office:value="23.9">
            <text:p>23.9</text:p>
          </table:table-cell>
          <table:table-cell table:style-name="ce14" office:value-type="float" office:value="704">
            <text:p>704</text:p>
          </table:table-cell>
          <table:table-cell table:style-name="ce27" table:formula="of:=[.B83]*1023/[.D83]" office:value-type="float" office:value="2.5051875">
            <text:p>2.5052</text:p>
          </table:table-cell>
          <table:table-cell/>
          <table:table-cell table:formula="of:=[.B83]*[.C83]" office:value-type="float" office:value="41.2036">
            <text:p>41.2036</text:p>
          </table:table-cell>
          <table:table-cell table:formula="of:=[.B83]^2" office:value-type="float" office:value="2.972176">
            <text:p>2.972176</text:p>
          </table:table-cell>
          <table:table-cell table:formula="of:=[.C83]^2" office:value-type="float" office:value="571.21">
            <text:p>571.21</text:p>
          </table:table-cell>
          <table:table-cell/>
          <table:table-cell table:style-name="ce39" table:formula="of:=[.H98]+([.B83]*[.H99])" office:value-type="float" office:value="20.5837658319363">
            <text:p>20.6</text:p>
          </table:table-cell>
          <table:table-cell table:style-name="ce41" table:formula="of:=[.C83]-[.K83]" office:value-type="float" office:value="3.31623416806374">
            <text:p>3.3</text:p>
          </table:table-cell>
        </table:table-row>
        <table:table-row table:style-name="ro1">
          <table:table-cell table:style-name="ce5"/>
          <table:table-cell table:style-name="ce18" office:value-type="float" office:value="1.7021">
            <text:p>1.7021</text:p>
          </table:table-cell>
          <table:table-cell table:style-name="ce21" office:value-type="float" office:value="24.1">
            <text:p>24.1</text:p>
          </table:table-cell>
          <table:table-cell table:style-name="ce18" office:value-type="float" office:value="697">
            <text:p>697</text:p>
          </table:table-cell>
          <table:table-cell table:style-name="ce27" table:formula="of:=[.B84]*1023/[.D84]" office:value-type="float" office:value="2.49820416068867">
            <text:p>2.4982</text:p>
          </table:table-cell>
          <table:table-cell/>
          <table:table-cell table:formula="of:=[.B84]*[.C84]" office:value-type="float" office:value="41.02061">
            <text:p>41.02061</text:p>
          </table:table-cell>
          <table:table-cell table:formula="of:=[.B84]^2" office:value-type="float" office:value="2.89714441">
            <text:p>2.89714441</text:p>
          </table:table-cell>
          <table:table-cell table:formula="of:=[.C84]^2" office:value-type="float" office:value="580.81">
            <text:p>580.81</text:p>
          </table:table-cell>
          <table:table-cell/>
          <table:table-cell table:style-name="ce39" table:formula="of:=[.H98]+([.B84]*[.H99])" office:value-type="float" office:value="21.5194485001878">
            <text:p>21.5</text:p>
          </table:table-cell>
          <table:table-cell table:style-name="ce41" table:formula="of:=[.C84]-[.K84]" office:value-type="float" office:value="2.58055149981224">
            <text:p>2.6</text:p>
          </table:table-cell>
        </table:table-row>
        <table:table-row table:style-name="ro1">
          <table:table-cell table:style-name="ce5"/>
          <table:table-cell table:style-name="ce14" office:value-type="float" office:value="1.4249">
            <text:p>1.4249</text:p>
          </table:table-cell>
          <table:table-cell table:style-name="ce14" office:value-type="float" office:value="33.1">
            <text:p>33.1</text:p>
          </table:table-cell>
          <table:table-cell table:style-name="ce14" office:value-type="float" office:value="582">
            <text:p>582</text:p>
          </table:table-cell>
          <table:table-cell table:style-name="ce27" table:formula="of:=[.B85]*1023/[.D85]" office:value-type="float" office:value="2.50459226804124">
            <text:p>2.5046</text:p>
          </table:table-cell>
          <table:table-cell/>
          <table:table-cell table:formula="of:=[.B85]*[.C85]" office:value-type="float" office:value="47.16419">
            <text:p>47.16419</text:p>
          </table:table-cell>
          <table:table-cell table:formula="of:=[.B85]^2" office:value-type="float" office:value="2.03034001">
            <text:p>2.03034001</text:p>
          </table:table-cell>
          <table:table-cell table:formula="of:=[.C85]^2" office:value-type="float" office:value="1095.61">
            <text:p>1095.61</text:p>
          </table:table-cell>
          <table:table-cell/>
          <table:table-cell table:style-name="ce39" table:formula="of:=[.H98]+([.B85]*[.H99])" office:value-type="float" office:value="33.3628839175082">
            <text:p>33.4</text:p>
          </table:table-cell>
          <table:table-cell table:style-name="ce41" table:formula="of:=[.C85]-[.K85]" office:value-type="float" office:value="-0.262883917508155">
            <text:p>-0.3</text:p>
          </table:table-cell>
        </table:table-row>
        <table:table-row table:style-name="ro1">
          <table:table-cell table:style-name="ce5"/>
          <table:table-cell table:style-name="ce14" office:value-type="float" office:value="1.1962">
            <text:p>1.1962</text:p>
          </table:table-cell>
          <table:table-cell table:style-name="ce14" office:value-type="float" office:value="41.1">
            <text:p>41.1</text:p>
          </table:table-cell>
          <table:table-cell table:style-name="ce14" office:value-type="float" office:value="490">
            <text:p>490</text:p>
          </table:table-cell>
          <table:table-cell table:style-name="ce27" table:formula="of:=[.B86]*1023/[.D86]" office:value-type="float" office:value="2.49737265306122">
            <text:p>2.4974</text:p>
          </table:table-cell>
          <table:table-cell/>
          <table:table-cell table:formula="of:=[.B86]*[.C86]" office:value-type="float" office:value="49.16382">
            <text:p>49.16382</text:p>
          </table:table-cell>
          <table:table-cell table:formula="of:=[.B86]^2" office:value-type="float" office:value="1.43089444">
            <text:p>1.43089444</text:p>
          </table:table-cell>
          <table:table-cell table:formula="of:=[.C86]^2" office:value-type="float" office:value="1689.21">
            <text:p>1689.21</text:p>
          </table:table-cell>
          <table:table-cell/>
          <table:table-cell table:style-name="ce39" table:formula="of:=[.H98]+([.B86]*[.H99])" office:value-type="float" office:value="43.1341453891574">
            <text:p>43.1</text:p>
          </table:table-cell>
          <table:table-cell table:style-name="ce41" table:formula="of:=[.C86]-[.K86]" office:value-type="float" office:value="-2.03414538915742">
            <text:p>-2.0</text:p>
          </table:table-cell>
        </table:table-row>
        <table:table-row table:style-name="ro1">
          <table:table-cell table:style-name="ce5"/>
          <table:table-cell table:style-name="ce14" office:value-type="float" office:value="1.0191">
            <text:p>1.0191</text:p>
          </table:table-cell>
          <table:table-cell table:style-name="ce14" office:value-type="float" office:value="47.7">
            <text:p>47.7</text:p>
          </table:table-cell>
          <table:table-cell table:style-name="ce14" office:value-type="float" office:value="416">
            <text:p>416</text:p>
          </table:table-cell>
          <table:table-cell table:style-name="ce27" table:formula="of:=[.B87]*1023/[.D87]" office:value-type="float" office:value="2.50610408653846">
            <text:p>2.5061</text:p>
          </table:table-cell>
          <table:table-cell/>
          <table:table-cell table:formula="of:=[.B87]*[.C87]" office:value-type="float" office:value="48.61107">
            <text:p>48.61107</text:p>
          </table:table-cell>
          <table:table-cell table:formula="of:=[.B87]^2" office:value-type="float" office:value="1.03856481">
            <text:p>1.03856481</text:p>
          </table:table-cell>
          <table:table-cell table:formula="of:=[.C87]^2" office:value-type="float" office:value="2275.29">
            <text:p>2275.29</text:p>
          </table:table-cell>
          <table:table-cell/>
          <table:table-cell table:style-name="ce39" table:formula="of:=[.H98]+([.B87]*[.H99])" office:value-type="float" office:value="50.7007846835566">
            <text:p>50.7</text:p>
          </table:table-cell>
          <table:table-cell table:style-name="ce41" table:formula="of:=[.C87]-[.K87]" office:value-type="float" office:value="-3.00078468355657">
            <text:p>-3.0</text:p>
          </table:table-cell>
        </table:table-row>
        <table:table-row table:style-name="ro1">
          <table:table-cell table:style-name="ce5"/>
          <table:table-cell table:style-name="ce14" office:value-type="float" office:value="0.8945">
            <text:p>0.8945</text:p>
          </table:table-cell>
          <table:table-cell table:style-name="ce14" office:value-type="float" office:value="52.9">
            <text:p>52.9</text:p>
          </table:table-cell>
          <table:table-cell table:style-name="ce14" office:value-type="float" office:value="367">
            <text:p>367</text:p>
          </table:table-cell>
          <table:table-cell table:style-name="ce27" table:formula="of:=[.B88]*1023/[.D88]" office:value-type="float" office:value="2.49338828337875">
            <text:p>2.4934</text:p>
          </table:table-cell>
          <table:table-cell/>
          <table:table-cell table:formula="of:=[.B88]*[.C88]" office:value-type="float" office:value="47.31905">
            <text:p>47.31905</text:p>
          </table:table-cell>
          <table:table-cell table:formula="of:=[.B88]^2" office:value-type="float" office:value="0.80013025">
            <text:p>0.80013025</text:p>
          </table:table-cell>
          <table:table-cell table:formula="of:=[.C88]^2" office:value-type="float" office:value="2798.41">
            <text:p>2798.41</text:p>
          </table:table-cell>
          <table:table-cell/>
          <table:table-cell table:style-name="ce39" table:formula="of:=[.H98]+([.B88]*[.H99])" office:value-type="float" office:value="56.0243490883117">
            <text:p>56.0</text:p>
          </table:table-cell>
          <table:table-cell table:style-name="ce41" table:formula="of:=[.C88]-[.K88]" office:value-type="float" office:value="-3.12434908831169">
            <text:p>-3.1</text:p>
          </table:table-cell>
        </table:table-row>
        <table:table-row table:style-name="ro1">
          <table:table-cell table:style-name="ce5"/>
          <table:table-cell table:style-name="ce14" office:value-type="float" office:value="0.7297">
            <text:p>0.7297</text:p>
          </table:table-cell>
          <table:table-cell table:style-name="ce14" office:value-type="float" office:value="59.8">
            <text:p>59.8</text:p>
          </table:table-cell>
          <table:table-cell table:style-name="ce14" office:value-type="float" office:value="298">
            <text:p>298</text:p>
          </table:table-cell>
          <table:table-cell table:style-name="ce27" table:formula="of:=[.B89]*1023/[.D89]" office:value-type="float" office:value="2.50497684563758">
            <text:p>2.5050</text:p>
          </table:table-cell>
          <table:table-cell/>
          <table:table-cell table:formula="of:=[.B89]*[.C89]" office:value-type="float" office:value="43.63606">
            <text:p>43.63606</text:p>
          </table:table-cell>
          <table:table-cell table:formula="of:=[.B89]^2" office:value-type="float" office:value="0.53246209">
            <text:p>0.53246209</text:p>
          </table:table-cell>
          <table:table-cell table:formula="of:=[.C89]^2" office:value-type="float" office:value="3576.04">
            <text:p>3576.04</text:p>
          </table:table-cell>
          <table:table-cell/>
          <table:table-cell table:style-name="ce39" table:formula="of:=[.H98]+([.B89]*[.H99])" office:value-type="float" office:value="63.0654679799942">
            <text:p>63.1</text:p>
          </table:table-cell>
          <table:table-cell table:style-name="ce41" table:formula="of:=[.C89]-[.K89]" office:value-type="float" office:value="-3.26546797999424">
            <text:p>-3.3</text:p>
          </table:table-cell>
        </table:table-row>
        <table:table-row table:style-name="ro1">
          <table:table-cell table:style-name="ce5"/>
          <table:table-cell table:style-name="ce14" office:value-type="float" office:value="0.712">
            <text:p>0.712</text:p>
          </table:table-cell>
          <table:table-cell table:style-name="ce14" office:value-type="float" office:value="61.5">
            <text:p>61.5</text:p>
          </table:table-cell>
          <table:table-cell table:style-name="ce14" office:value-type="float" office:value="291">
            <text:p>291</text:p>
          </table:table-cell>
          <table:table-cell table:style-name="ce27" table:formula="of:=[.B90]*1023/[.D90]" office:value-type="float" office:value="2.50301030927835">
            <text:p>2.5030</text:p>
          </table:table-cell>
          <table:table-cell/>
          <table:table-cell table:formula="of:=[.B90]*[.C90]" office:value-type="float" office:value="43.788">
            <text:p>43.788</text:p>
          </table:table-cell>
          <table:table-cell table:formula="of:=[.B90]^2" office:value-type="float" office:value="0.506944">
            <text:p>0.506944</text:p>
          </table:table-cell>
          <table:table-cell table:formula="of:=[.C90]^2" office:value-type="float" office:value="3782.25">
            <text:p>3782.25</text:p>
          </table:table-cell>
          <table:table-cell/>
          <table:table-cell table:style-name="ce39" table:formula="of:=[.H98]+([.B90]*[.H99])" office:value-type="float" office:value="63.8217046570742">
            <text:p>63.8</text:p>
          </table:table-cell>
          <table:table-cell table:style-name="ce41" table:formula="of:=[.C90]-[.K90]" office:value-type="float" office:value="-2.32170465707422">
            <text:p>-2.3</text:p>
          </table:table-cell>
        </table:table-row>
        <table:table-row table:style-name="ro1">
          <table:table-cell table:style-name="ce5"/>
          <table:table-cell table:style-name="ce14" office:value-type="float" office:value="0.6306">
            <text:p>0.6306</text:p>
          </table:table-cell>
          <table:table-cell table:style-name="ce14" office:value-type="float" office:value="66.4">
            <text:p>66.4</text:p>
          </table:table-cell>
          <table:table-cell table:style-name="ce14" office:value-type="float" office:value="257">
            <text:p>257</text:p>
          </table:table-cell>
          <table:table-cell table:style-name="ce27" table:formula="of:=[.B91]*1023/[.D91]" office:value-type="float" office:value="2.51013151750973">
            <text:p>2.5101</text:p>
          </table:table-cell>
          <table:table-cell/>
          <table:table-cell table:formula="of:=[.B91]*[.C91]" office:value-type="float" office:value="41.87184">
            <text:p>41.87184</text:p>
          </table:table-cell>
          <table:table-cell table:formula="of:=[.B91]^2" office:value-type="float" office:value="0.39765636">
            <text:p>0.39765636</text:p>
          </table:table-cell>
          <table:table-cell table:formula="of:=[.C91]^2" office:value-type="float" office:value="4408.96">
            <text:p>4408.96</text:p>
          </table:table-cell>
          <table:table-cell/>
          <table:table-cell table:style-name="ce39" table:formula="of:=[.H98]+([.B91]*[.H99])" office:value-type="float" office:value="67.2995388669223">
            <text:p>67.3</text:p>
          </table:table-cell>
          <table:table-cell table:style-name="ce41" table:formula="of:=[.C91]-[.K91]" office:value-type="float" office:value="-0.899538866922256">
            <text:p>-0.9</text:p>
          </table:table-cell>
        </table:table-row>
        <table:table-row table:style-name="ro1">
          <table:table-cell table:style-name="ce5"/>
          <table:table-cell table:style-name="ce14" office:value-type="float" office:value="0.6149">
            <text:p>0.6149</text:p>
          </table:table-cell>
          <table:table-cell table:style-name="ce14" office:value-type="float" office:value="65.9">
            <text:p>65.9</text:p>
          </table:table-cell>
          <table:table-cell table:style-name="ce14" office:value-type="float" office:value="251">
            <text:p>251</text:p>
          </table:table-cell>
          <table:table-cell table:style-name="ce27" table:formula="of:=[.B92]*1023/[.D92]" office:value-type="float" office:value="2.50614621513944">
            <text:p>2.5061</text:p>
          </table:table-cell>
          <table:table-cell/>
          <table:table-cell table:formula="of:=[.B92]*[.C92]" office:value-type="float" office:value="40.52191">
            <text:p>40.52191</text:p>
          </table:table-cell>
          <table:table-cell table:formula="of:=[.B92]^2" office:value-type="float" office:value="0.37810201">
            <text:p>0.37810201</text:p>
          </table:table-cell>
          <table:table-cell table:formula="of:=[.C92]^2" office:value-type="float" office:value="4342.81">
            <text:p>4342.81</text:p>
          </table:table-cell>
          <table:table-cell/>
          <table:table-cell table:style-name="ce39" table:formula="of:=[.H98]+([.B92]*[.H99])" office:value-type="float" office:value="67.9703250720158">
            <text:p>68.0</text:p>
          </table:table-cell>
          <table:table-cell table:style-name="ce41" table:formula="of:=[.C92]-[.K92]" office:value-type="float" office:value="-2.07032507201581">
            <text:p>-2.1</text:p>
          </table:table-cell>
        </table:table-row>
        <table:table-row table:style-name="ro1">
          <table:table-cell table:style-name="ce5"/>
          <table:table-cell table:style-name="ce14" office:value-type="float" office:value="0.5539">
            <text:p>0.5539</text:p>
          </table:table-cell>
          <table:table-cell table:style-name="ce14" office:value-type="float" office:value="70.6">
            <text:p>70.6</text:p>
          </table:table-cell>
          <table:table-cell table:style-name="ce14" office:value-type="float" office:value="227">
            <text:p>227</text:p>
          </table:table-cell>
          <table:table-cell table:style-name="ce27" table:formula="of:=[.B93]*1023/[.D93]" office:value-type="float" office:value="2.49621013215859">
            <text:p>2.4962</text:p>
          </table:table-cell>
          <table:table-cell/>
          <table:table-cell table:formula="of:=[.B93]*[.C93]" office:value-type="float" office:value="39.10534">
            <text:p>39.10534</text:p>
          </table:table-cell>
          <table:table-cell table:formula="of:=[.B93]^2" office:value-type="float" office:value="0.30680521">
            <text:p>0.30680521</text:p>
          </table:table-cell>
          <table:table-cell table:formula="of:=[.C93]^2" office:value-type="float" office:value="4984.36">
            <text:p>4984.36</text:p>
          </table:table-cell>
          <table:table-cell/>
          <table:table-cell table:style-name="ce39" table:formula="of:=[.H98]+([.B93]*[.H99])" office:value-type="float" office:value="70.5765644676022">
            <text:p>70.6</text:p>
          </table:table-cell>
          <table:table-cell table:style-name="ce41" table:formula="of:=[.C93]-[.K93]" office:value-type="float" office:value="0.0234355323977979">
            <text:p>0.0</text:p>
          </table:table-cell>
        </table:table-row>
        <table:table-row table:style-name="ro1">
          <table:table-cell table:style-name="ce5"/>
          <table:table-cell table:style-name="ce14" office:value-type="float" office:value="0.4585">
            <text:p>0.4585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91">
            <text:p>191</text:p>
          </table:table-cell>
          <table:table-cell table:style-name="ce27" table:formula="of:=[.B94]*1023/[.D94]" office:value-type="float" office:value="2.45573560209424">
            <text:p>2.4557</text:p>
          </table:table-cell>
          <table:table-cell/>
          <table:table-cell table:formula="of:=[.B94]*[.C94]" office:value-type="float" office:value="35.763">
            <text:p>35.763</text:p>
          </table:table-cell>
          <table:table-cell table:formula="of:=[.B94]^2" office:value-type="float" office:value="0.21022225">
            <text:p>0.21022225</text:p>
          </table:table-cell>
          <table:table-cell table:formula="of:=[.C94]^2" office:value-type="float" office:value="6084">
            <text:p>6084</text:p>
          </table:table-cell>
          <table:table-cell/>
          <table:table-cell table:style-name="ce39" table:formula="of:=[.H98]+([.B94]*[.H99])" office:value-type="float" office:value="74.6525519813553">
            <text:p>74.7</text:p>
          </table:table-cell>
          <table:table-cell table:style-name="ce41" table:formula="of:=[.C94]-[.K94]" office:value-type="float" office:value="3.34744801864468">
            <text:p>3.3</text:p>
          </table:table-cell>
        </table:table-row>
        <table:table-row table:style-name="ro1">
          <table:table-cell table:style-name="ce6"/>
          <table:table-cell table:style-name="ce14" office:value-type="float" office:value="0.3734">
            <text:p>0.3734</text:p>
          </table:table-cell>
          <table:table-cell table:style-name="ce14" office:value-type="float" office:value="86">
            <text:p>86</text:p>
          </table:table-cell>
          <table:table-cell table:style-name="ce14" office:value-type="float" office:value="153">
            <text:p>153</text:p>
          </table:table-cell>
          <table:table-cell table:style-name="ce27" table:formula="of:=[.B95]*1023/[.D95]" office:value-type="float" office:value="2.49665490196078">
            <text:p>2.4967</text:p>
          </table:table-cell>
          <table:table-cell/>
          <table:table-cell table:formula="of:=[.B95]*[.C95]" office:value-type="float" office:value="32.1124">
            <text:p>32.1124</text:p>
          </table:table-cell>
          <table:table-cell table:formula="of:=[.B95]^2" office:value-type="float" office:value="0.13942756">
            <text:p>0.13942756</text:p>
          </table:table-cell>
          <table:table-cell table:formula="of:=[.C95]^2" office:value-type="float" office:value="7396">
            <text:p>7396</text:p>
          </table:table-cell>
          <table:table-cell/>
          <table:table-cell table:style-name="ce39" table:formula="of:=[.H98]+([.B95]*[.H99])" office:value-type="float" office:value="78.2884695643783">
            <text:p>78.3</text:p>
          </table:table-cell>
          <table:table-cell table:style-name="ce41" table:formula="of:=[.C95]-[.K95]" office:value-type="float" office:value="7.71153043562171">
            <text:p>7.7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83:.B95])" office:value-type="float" office:value="12.0338">
            <text:p>12.0338</text:p>
          </table:table-cell>
          <table:table-cell table:formula="of:=SUM([.C83:.C95])" office:value-type="float" office:value="711">
            <text:p>711</text:p>
          </table:table-cell>
          <table:table-cell table:number-columns-repeated="3"/>
          <table:table-cell table:formula="of:=SUM([.G83:.G95])" office:value-type="float" office:value="551.28089">
            <text:p>551.28089</text:p>
          </table:table-cell>
          <table:table-cell table:formula="of:=SUM([.H83:.H95])" office:value-type="float" office:value="13.6408694">
            <text:p>13.6408694</text:p>
          </table:table-cell>
          <table:table-cell table:formula="of:=SUM([.I83:.I95])" office:value-type="float" office:value="43584.96">
            <text:p>43584.96</text:p>
          </table:table-cell>
          <table:table-cell/>
          <table:table-cell table:style-name="ce40"/>
          <table:table-cell/>
        </table:table-row>
        <table:table-row table:style-name="ro1">
          <table:table-cell table:number-columns-repeated="10"/>
          <table:table-cell table:style-name="ce40"/>
          <table:table-cell/>
        </table:table-row>
        <table:table-row table:style-name="ro1">
          <table:table-cell table:number-columns-repeated="3"/>
          <table:table-cell table:style-name="ce7" office:value-type="string">
            <text:p>VREF_2_5_5_0</text:p>
          </table:table-cell>
          <table:table-cell table:style-name="ce28" table:formula="of:=SUM([.E83:.E95])/13" office:value-type="float" office:value="2.49828572888362">
            <text:p>2.4983</text:p>
          </table:table-cell>
          <table:table-cell/>
          <table:table-cell table:style-name="ce4" office:value-type="string">
            <text:p>TH_A</text:p>
          </table:table-cell>
          <table:table-cell table:style-name="ce35" table:formula="of:=(([.C96]*[.H96])-([.B96]*[.G96]))/((13*[.H96])-[.B96]^2)" office:value-type="float" office:value="94.2420726842464">
            <text:p>94.242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>
            <text:p>TH_B</text:p>
          </table:table-cell>
          <table:table-cell table:style-name="ce35" table:formula="of:=((13*[.G96])-([.B96]*[.C96]))/((13*[.H96])-([.B96]^2))" office:value-type="float" office:value="-42.7252359932193">
            <text:p>-42.725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deg_c =</text:p>
          </table:table-cell>
          <table:table-cell table:formula="of:=[.H98]" office:value-type="float" office:value="94.2420726842464">
            <text:p>94.2420726842</text:p>
          </table:table-cell>
          <table:table-cell office:value-type="string">
            <text:p>+ vsense *</text:p>
          </table:table-cell>
          <table:table-cell table:formula="of:=[.H99]" office:value-type="float" office:value="-42.7252359932193">
            <text:p>-42.7252359932</text:p>
          </table:table-cell>
          <table:table-cell table:number-columns-repeated="2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5"/>
          <table:table-cell>
            <draw:frame table:end-cell-address="Sheet1.M152" table:end-x="0.436cm" table:end-y="0.213cm" draw:z-index="0" draw:name="Chart 1" draw:style-name="gr1" draw:text-style-name="P1" svg:width="16.083cm" svg:height="8.999cm" svg:x="1.467cm" svg:y="0.144cm">
              <draw:object draw:notify-on-update-of-ranges="Sheet1.B58:Sheet1.B72 Sheet1.C57:Sheet1.C57 Sheet1.C58:Sheet1.C7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83:Sheet1.D9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27/10/2013</text:date>, <text:time>18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22:08:53</meta:creation-date>
    <dc:date>2013-10-27T18:04:40</dc:date>
    <meta:editing-cycles>13</meta:editing-cycles>
    <meta:editing-duration>PT9H59M50S</meta:editing-duration>
    <meta:generator>OpenOffice/4.0.1$Linux OpenOffice.org_project/401m5$Build-9714</meta:generator>
    <meta:document-statistic meta:table-count="3" meta:cell-count="4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16.084cm" svg:height="9cm" xlink:href=".." xlink:type="simple" chart:class="chart:line" chart:style-name="ch1">
        <chart:plot-area chart:style-name="ch2" table:cell-range-address="Sheet1.B57:Sheet1.C72" chart:data-source-has-labels="both" svg:x="0.637cm" svg:y="0.898cm" svg:width="15.401cm" svg:height="7.357cm">
          <chartooo:coordinate-region svg:x="1.364cm" svg:y="1.097cm" svg:width="14.342cm" svg:height="6.511cm"/>
          <chart:axis chart:dimension="x" chart:name="primary-x" chart:style-name="ch3" chartooo:axis-type="auto">
            <chartooo:date-scale/>
            <chart:categories table:cell-range-address="Sheet1.B58:Sheet1.B7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58:Sheet1.C72" chart:label-cell-address="Sheet1.C57:Sheet1.C57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charge</text:p>
                <draw:g>
                  <svg:desc>Sheet1.C57:Sheet1.C57</svg:desc>
                </draw:g>
              </table:table-cell>
            </table:table-row>
          </table:table-header-rows>
          <table:table-rows>
            <table:table-row>
              <table:table-cell office:value-type="float" office:value="0.098">
                <text:p>0</text:p>
                <draw:g>
                  <svg:desc>Sheet1.B58:Sheet1.B72</svg:desc>
                </draw:g>
              </table:table-cell>
              <table:table-cell office:value-type="float" office:value="0.103">
                <text:p>0.103</text:p>
                <draw:g>
                  <svg:desc>Sheet1.C58:Sheet1.C72</svg:desc>
                </draw:g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0.312">
                <text:p>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0.435">
                <text:p>0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0.537">
                <text:p>0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0.635">
                <text:p>0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float" office:value="0.758">
                <text:p>0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0.867">
                <text:p>0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0.974">
                <text:p>0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.43">
                <text:p/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1.54">
                <text:p/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Linu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